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392" calcext:value-type="float">
            <text:p>45.8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3488" calcext:value-type="float">
            <text:p>45.4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1064" calcext:value-type="float">
            <text:p>45.8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8608" calcext:value-type="float">
            <text:p>48.2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1632" calcext:value-type="float">
            <text:p>48.8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1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4045" calcext:value-type="float">
            <text:p>43.79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0936" calcext:value-type="float">
            <text:p>43.8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0728" calcext:value-type="float">
            <text:p>43.6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0724" calcext:value-type="float">
            <text:p>43.1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3738" calcext:value-type="float">
            <text:p>43.623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6698" calcext:value-type="float">
            <text:p>44.446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1073" calcext:value-type="float">
            <text:p>45.161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067" calcext:value-type="float">
            <text:p>47.27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17072" calcext:value-type="float">
            <text:p>48.10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6746" calcext:value-type="float">
            <text:p>47.116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022" calcext:value-type="float">
            <text:p>45.134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882" calcext:value-type="float">
            <text:p>45.156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8904" calcext:value-type="float">
            <text:p>42.5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7364" calcext:value-type="float">
            <text:p>42.9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866" calcext:value-type="float">
            <text:p>42.74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399" calcext:value-type="float">
            <text:p>43.35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495" calcext:value-type="float">
            <text:p>43.41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8638" calcext:value-type="float">
            <text:p>44.728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6886" calcext:value-type="float">
            <text:p>44.426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243" calcext:value-type="float">
            <text:p>43.092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766" calcext:value-type="float">
            <text:p>42.2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3722" calcext:value-type="float">
            <text:p>42.73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1488" calcext:value-type="float">
            <text:p>42.1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1228" calcext:value-type="float">
            <text:p>42.5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4524" calcext:value-type="float">
            <text:p>43.0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4213" calcext:value-type="float">
            <text:p>43.614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0092" calcext:value-type="float">
            <text:p>44.1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748" calcext:value-type="float">
            <text:p>47.1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9238" calcext:value-type="float">
            <text:p>45.719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0972" calcext:value-type="float">
            <text:p>43.5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9502" calcext:value-type="float">
            <text:p>43.259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721" calcext:value-type="float">
            <text:p>42.44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0546" calcext:value-type="float">
            <text:p>43.23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0042" calcext:value-type="float">
            <text:p>43.770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0558" calcext:value-type="float">
            <text:p>44.850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7594" calcext:value-type="float">
            <text:p>44.757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4554" calcext:value-type="float">
            <text:p>47.104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3492" calcext:value-type="float">
            <text:p>44.7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946" calcext:value-type="float">
            <text:p>44.144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729" calcext:value-type="float">
            <text:p>43.08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3218" calcext:value-type="float">
            <text:p>43.27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9468" calcext:value-type="float">
            <text:p>43.7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3036" calcext:value-type="float">
            <text:p>44.1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6332" calcext:value-type="float">
            <text:p>44.5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6175" calcext:value-type="float">
            <text:p>44.945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7404" calcext:value-type="float">
            <text:p>47.0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8276" calcext:value-type="float">
            <text:p>44.1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2646" calcext:value-type="float">
            <text:p>44.792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199" calcext:value-type="float">
            <text:p>46.40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4948" calcext:value-type="float">
            <text:p>41.8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93" calcext:value-type="float">
            <text:p>41.34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7532" calcext:value-type="float">
            <text:p>42.7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5093" calcext:value-type="float">
            <text:p>43.035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3666" calcext:value-type="float">
            <text:p>45.333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0326" calcext:value-type="float">
            <text:p>45.280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7404" calcext:value-type="float">
            <text:p>43.2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48585" calcext:value-type="float">
            <text:p>43.4448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9518" calcext:value-type="float">
            <text:p>40.339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77248" calcext:value-type="float">
            <text:p>40.3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3294" calcext:value-type="float">
            <text:p>40.833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7634" calcext:value-type="float">
            <text:p>41.267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2064" calcext:value-type="float">
            <text:p>41.5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25" calcext:value-type="float">
            <text:p>42.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7654" calcext:value-type="float">
            <text:p>45.237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0502" calcext:value-type="float">
            <text:p>43.640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7886" calcext:value-type="float">
            <text:p>40.997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0224" calcext:value-type="float">
            <text:p>41.2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839" calcext:value-type="float">
            <text:p>40.45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687" calcext:value-type="float">
            <text:p>39.72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0438" calcext:value-type="float">
            <text:p>40.080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887" calcext:value-type="float">
            <text:p>40.488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6956" calcext:value-type="float">
            <text:p>41.1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9428571429" calcext:value-type="float">
            <text:p>42.486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5614" calcext:value-type="float">
            <text:p>44.155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222" calcext:value-type="float">
            <text:p>45.591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698" calcext:value-type="float">
            <text:p>44.4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8344" calcext:value-type="float">
            <text:p>44.4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09136" calcext:value-type="float">
            <text:p>42.31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1616" calcext:value-type="float">
            <text:p>39.0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206" calcext:value-type="float">
            <text:p>38.60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9892" calcext:value-type="float">
            <text:p>38.7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7646" calcext:value-type="float">
            <text:p>39.07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27134545455" calcext:value-type="float">
            <text:p>39.58271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029" calcext:value-type="float">
            <text:p>40.42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8404" calcext:value-type="float">
            <text:p>39.8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5924" calcext:value-type="float">
            <text:p>39.0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4306" calcext:value-type="float">
            <text:p>39.02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445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10336" calcext:value-type="float">
            <text:p>40.7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36" meta:object-count="0"/>
    <meta:user-defined meta:name="AppVersion">3.0</meta:user-defined>
  </office:meta>
</office:document-meta>
</file>